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solid" draw:stroke-dash="Fine_20_Dashed_20__28_var_29_" draw:textarea-horizontal-align="center" draw:textarea-vertical-align="middle"/>
    </style:style>
    <style:style style:name="gr4" style:family="graphic" style:parent-style-name="standard">
      <style:graphic-properties draw:stroke="solid" draw:stroke-dash="Ultrafine_20_Dashed"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4pt" style:font-size-asian="14pt" style:font-family-complex="'XB Tabriz'" style:font-pitch-complex="variable" style:font-size-complex="14pt"/>
    </style:style>
    <style:style style:name="P3"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4pt" style:font-size-asian="14pt" style:font-family-complex="'XB Tabriz'" style:font-pitch-complex="variable" style:font-size-complex="14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21cm" svg:y1="0.781cm" svg:x2="1.52cm" svg:y2="3.062cm">
          <text:p/>
        </draw:line>
        <draw:line draw:style-name="gr1" draw:text-style-name="P1" draw:layer="layout" svg:x1="1.52cm" svg:y1="3.062cm" svg:x2="6.085cm" svg:y2="3.083cm">
          <text:p/>
        </draw:line>
        <draw:path draw:style-name="gr2" draw:text-style-name="P1" draw:layer="layout" svg:width="3.111cm" svg:height="3.377cm" draw:transform="rotate (1.34774324838977) translate (1.52098335988959cm 3.0689962255675cm)" svg:viewBox="0 0 3112 3378" svg:d="m0 4324c148 0 295 32 438 77 160 52 311 130 435 241 115 103 203 236 274 372 69 133 151 261 213 400 58 133 100 275 148 413 51 147 37 305 102 452s79 314 170 450 227 237 338 357c133 144 844 503 994 616">
          <text:p/>
        </draw:path>
        <draw:line draw:style-name="gr3" draw:text-style-name="P1" draw:layer="layout" svg:x1="5.08cm" svg:y1="1.217cm" svg:x2="5.093cm" svg:y2="3.069cm">
          <text:p/>
        </draw:line>
        <draw:line draw:style-name="gr4" draw:text-style-name="P1" draw:layer="layout" svg:x1="5.08cm" svg:y1="1.217cm" svg:x2="1.508cm" svg:y2="1.217cm">
          <text:p/>
        </draw:line>
        <draw:frame draw:style-name="gr5" draw:layer="layout" svg:width="0.574cm" svg:height="0.469cm" svg:x="6.064cm" svg:y="2.754cm">
          <draw:object xlink:href="./Object 1" xlink:type="simple" xlink:show="embed" xlink:actuate="onLoad"/>
          <draw:image xlink:href="./ObjectReplacements/Object 1" xlink:type="simple" xlink:show="embed" xlink:actuate="onLoad"/>
        </draw:frame>
        <draw:frame draw:style-name="gr5" draw:layer="layout" svg:width="0.477cm" svg:height="0.469cm" svg:x="1.368cm" svg:y="0.228cm">
          <draw:object xlink:href="./Object 2" xlink:type="simple" xlink:show="embed" xlink:actuate="onLoad"/>
          <draw:image xlink:href="./ObjectReplacements/Object 2" xlink:type="simple" xlink:show="embed" xlink:actuate="onLoad"/>
        </draw:frame>
        <draw:frame draw:style-name="gr6" draw:text-style-name="P2" draw:layer="layout" svg:width="2.14cm" svg:height="1.026cm" svg:x="2.609cm" svg:y="1.062cm">
          <draw:text-box>
            <text:p><text:span text:style-name="T1">کو-توانائی</text:span></text:p>
          </draw:text-box>
        </draw:frame>
        <draw:frame draw:style-name="gr6" draw:text-style-name="P2" draw:layer="layout" svg:width="1.628cm" svg:height="1.026cm" svg:x="3.465cm" svg:y="2.043cm">
          <draw:text-box>
            <text:p><text:span text:style-name="T1">توانائی</text:span><text:span text:style-name="T1"> </text:span></text:p>
          </draw:text-box>
        </draw:frame>
        <draw:frame draw:style-name="gr6" draw:text-style-name="P3" draw:id="id1" draw:layer="layout" svg:width="3.059cm" svg:height="1.353cm" svg:x="5.498cm" svg:y="0.402cm">
          <draw:text-box>
            <text:p><text:span text:style-name="T2">لکیر کے نیچے رقبہ</text:span></text:p>
            <text:p><text:span text:style-name="T2"><text:s/></text:span><text:span text:style-name="T2">توانائی کے برابر ہے</text:span><text:span text:style-name="T2"> <text:s/></text:span></text:p>
          </draw:text-box>
        </draw:frame>
        <draw:frame draw:style-name="gr5" draw:layer="layout" svg:width="0.956cm" svg:height="0.529cm" svg:x="2.619cm" svg:y="2.275cm">
          <draw:object xlink:href="./Object 3" xlink:type="simple" xlink:show="embed" xlink:actuate="onLoad"/>
          <draw:image xlink:href="./ObjectReplacements/Object 3" xlink:type="simple" xlink:show="embed" xlink:actuate="onLoad"/>
        </draw:frame>
        <draw:connector draw:style-name="gr7" draw:text-style-name="P1" draw:layer="layout" draw:type="curve" svg:x1="8.557cm" svg:y1="1.078cm" svg:x2="8.557cm" svg:y2="1.078cm" draw:start-shape="id1" draw:end-shape="id1" svg:d="">
          <text:p/>
        </draw:connector>
        <draw:frame draw:style-name="gr5" draw:layer="layout" svg:width="0.442cm" svg:height="0.469cm" svg:x="4.873cm" svg:y="3.032cm">
          <draw:object xlink:href="./Object 4" xlink:type="simple" xlink:show="embed" xlink:actuate="onLoad"/>
          <draw:image xlink:href="./ObjectReplacements/Object 4" xlink:type="simple" xlink:show="embed" xlink:actuate="onLoad"/>
        </draw:frame>
        <draw:frame draw:style-name="gr5" draw:layer="layout" svg:width="0.324cm" svg:height="0.469cm" svg:x="1.023cm" svg:y="0.916cm">
          <draw:object xlink:href="./Object 5" xlink:type="simple" xlink:show="embed" xlink:actuate="onLoad"/>
          <draw:image xlink:href="./ObjectReplacements/Object 5" xlink:type="simple" xlink:show="embed" xlink:actuate="onLoad"/>
        </draw:frame>
        <draw:frame draw:style-name="gr5" draw:layer="layout" svg:width="1.134cm" svg:height="0.529cm" svg:x="1.475cm" svg:y="1.559cm">
          <draw:object xlink:href="./Object 6" xlink:type="simple" xlink:show="embed" xlink:actuate="onLoad"/>
          <draw:image xlink:href="./ObjectReplacements/Object 6"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khalid khan</meta:initial-creator>
    <meta:creation-date>2011-02-25T16:05:46</meta:creation-date>
    <dc:date>2011-04-12T09:46:02</dc:date>
    <dc:creator>khalid khan</dc:creator>
    <meta:editing-duration>PT06H02M50S</meta:editing-duration>
    <meta:editing-cycles>30</meta:editing-cycles>
    <meta:generator>OpenOffice.org/3.1$Linux OpenOffice.org_project/310m19$Build-9420</meta:generator>
    <meta:document-statistic meta:object-count="15"/>
  </office:meta>
</office:document-meta>
</file>

<file path=Object 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2/content.xml><?xml version="1.0" encoding="utf-8"?>
<!DOCTYPE math  PUBLIC '-//OpenOffice.org//DTD Modified W3C MathML 1.01//EN'  'math.dtd'>
<math:math xmlns:math="http://www.w3.org/1998/Math/MathML">
  <math:semantics>
    <math:mrow>
      <math:mi>i</math:mi>
      <math:mi>'</math:mi>
    </math:mrow>
    <math:annotation math:encoding="StarMath 5.0">i'</math:annotation>
  </math:semantics>
</math:math>
</file>

<file path=Object 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6/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